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47416612" text:style-name="L1">
        <text:list-item>
          <text:p text:style-name="P2">Principaux apport du papier</text:p>
          <text:p text:style-name="P2"/>
        </text:list-item>
      </text:list>
      <text:p text:style-name="P3">Algorithmes de programmation dynamique le plus grand motif qui nous intéresse.</text:p>
      <text:p text:style-name="P3"/>
      <text:list xml:id="list832847794" text:continue-numbering="true" text:style-name="L1">
        <text:list-item>
          <text:p text:style-name="P2">État de l'art 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Mesure</text:p>
          </table:table-cell>
          <table:table-cell table:style-name="Tableau1.A1" office:value-type="string">
            <text:p text:style-name="Table_20_Contents">Application</text:p>
          </table:table-cell>
          <table:table-cell table:style-name="Tableau1.C1" office:value-type="string">
            <text:p text:style-name="Table_20_Contents">Raison</text:p>
          </table:table-cell>
        </table:table-row>
        <table:table-row>
          <table:table-cell table:style-name="Tableau1.A2" office:value-type="string">
            <text:p text:style-name="Table_20_Contents">Distance de modification</text:p>
          </table:table-cell>
          <table:table-cell table:style-name="Tableau1.A2" office:value-type="string">
            <text:p text:style-name="Table_20_Contents">Reconnaissance de Pattern</text:p>
          </table:table-cell>
          <table:table-cell table:style-name="Tableau1.C2" office:value-type="string">
            <text:p text:style-name="Table_20_Contents"/>
          </table:table-cell>
        </table:table-row>
      </table:table>
      <text:list xml:id="list146074773" text:continue-numbering="true" text:style-name="L1">
        <text:list-header>
          <text:p text:style-name="P2"/>
        </text:list-header>
      </text:list>
      <text:p text:style-name="P1"/>
      <text:p text:style-name="P3"/>
      <text:p text:style-name="P3"/>
      <text:list xml:id="list1305557598" text:continue-numbering="true" text:style-name="L1">
        <text:list-item>
          <text:p text:style-name="P2">Fils conducteur</text:p>
        </text:list-item>
      </text:list>
      <text:p text:style-name="P1"/>
      <text:p text:style-name="P3">Trouver la plus grande sous-structures commune entre deux arbres.</text:p>
      <text:p text:style-name="P3"/>
      <text:list xml:id="list2005454076" text:continue-numbering="true" text:style-name="L1">
        <text:list-item>
          <text:p text:style-name="P2">Approche</text:p>
        </text:list-item>
      </text:list>
      <text:p text:style-name="P1"/>
      <text:p text:style-name="P3">L'approche considère une sous-structures commune entre deux ...</text:p>
      <text:p text:style-name="P3">Étant donnée deux arbres T1, T2 et un entier d, le problème de consensus similaire est de trouver une sous-structures U1 de T1 et une sous-structure U2 de T2 tel que U1 est à une distance d de U2 et qu'il n'existe pas de sous-structure V1 de T1 et V2 de T2 tel que V1 et V2 satisfait la contrainte de <text:s/>distance et que la somme de la taille de V1 et V2 est meilleur que la somme de la taille de U1 et U2. </text:p>
      <text:p text:style-name="P3"/>
      <text:p text:style-name="P3"/>
      <text:p text:style-name="P3">Quatre mesures de distance entre deux arbres :</text:p>
      <text:list xml:id="list833560930" text:style-name="L2">
        <text:list-item>
          <text:p text:style-name="P4">Distance de modification : coût minimum de transformation d'un arbre T1 vers T2</text:p>
        </text:list-item>
      </text:list>
      <text:p text:style-name="P3"/>
      <text:list xml:id="list2034407444" text:continue-numbering="true" text:style-name="L2">
        <text:list-item>
          <text:p text:style-name="P4">Distance de l'alignement : coût minimum d'insertion pour que T1 et T2 ai une topologie <text:s/>isomorphisme </text:p>
        </text:list-item>
        <text:list-item>
          <text:p text:style-name="P4">Distance d'isolation de sous-arbre : obtenu en imposant une contrainte de mapping que deux sous-arbre arbre disjoint de T1 doivent être mapper avec deux sous-arbre disjoint de T2.</text:p>
        </text:list-item>
        <text:list-item>
          <text:p text:style-name="P4">Distance descendance : ...</text:p>
        </text:list-item>
      </text:list>
      <text:p text:style-name="P3"/>
      <text:p text:style-name="P3"/>
      <text:p text:style-name="P3"/>
      <text:p text:style-name="P1"/>
      <text:p text:style-name="P1"/>
      <text:list xml:id="list686799104" text:continue-list="list2005454076" text:style-name="L1">
        <text:list-item>
          <text:p text:style-name="P2">Résultat</text:p>
        </text:list-item>
      </text:list>
      <text:p text:style-name="P1"/>
      <text:p text:style-name="P3">L'algorithme basé sur isolated-subtree distance est efficace quand la distance autorisé entre les sous-structures commune est une constante indépendante des arbres en entrée.</text:p>
      <text:p text:style-name="P3"><text:s/></text:p>
      <text:list xml:id="list1294294107" text:continue-numbering="true" text:style-name="L1">
        <text:list-item>
          <text:p text:style-name="P2">Intérêt au regard de notre suj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1:13:32</meta:creation-date>
    <meta:generator>LibreOffice/3.5$Linux_x86 LibreOffice_project/350m1$Build-2</meta:generator>
    <dc:date>2014-02-18T19:33:54</dc:date>
    <dc:creator>Asus </dc:creator>
    <meta:editing-duration>PT4H25M56S</meta:editing-duration>
    <meta:editing-cycles>19</meta:editing-cycles>
    <meta:document-statistic meta:table-count="1" meta:image-count="0" meta:object-count="0" meta:page-count="1" meta:paragraph-count="22" meta:word-count="241" meta:character-count="1408" meta:non-whitespace-character-count="1192"/>
  </office:meta>
</office:document-meta>
</file>